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co61" style:family="table-column">
      <style:table-column-properties fo:break-before="auto" style:column-width="35.15mm"/>
    </style:style>
    <style:style style:name="co62" style:family="table-column">
      <style:table-column-properties fo:break-before="auto" style:column-width="23.78mm"/>
    </style:style>
    <style:style style:name="co63" style:family="table-column">
      <style:table-column-properties fo:break-before="auto" style:column-width="124.53mm"/>
    </style:style>
    <style:style style:name="co64" style:family="table-column">
      <style:table-column-properties fo:break-before="auto" style:column-width="139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5" style:family="table-row">
      <style:table-row-properties style:row-height="11.84mm" fo:break-before="auto" style:use-optimal-row-height="true"/>
    </style:style>
    <style:style style:name="ro26" style:family="table-row">
      <style:table-row-properties style:row-height="29.47mm" fo:break-before="auto" style:use-optimal-row-height="true"/>
    </style:style>
    <style:style style:name="ro27" style:family="table-row">
      <style:table-row-properties style:row-height="36.32mm" fo:break-before="auto" style:use-optimal-row-height="true"/>
    </style:style>
    <style:style style:name="ro28" style:family="table-row">
      <style:table-row-properties style:row-height="43.16mm" fo:break-before="auto" style:use-optimal-row-height="true"/>
    </style:style>
    <style:style style:name="ro29" style:family="table-row">
      <style:table-row-properties style:row-height="56.85mm" fo:break-before="auto" style:use-optimal-row-height="true"/>
    </style:style>
    <style:style style:name="ro30" style:family="table-row">
      <style:table-row-properties style:row-height="32.1mm" fo:break-before="auto" style:use-optimal-row-height="true"/>
    </style:style>
    <style:style style:name="ro31" style:family="table-row">
      <style:table-row-properties style:row-height="4.73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.77mm" fo:break-before="auto" style:use-optimal-row-height="true"/>
    </style:style>
    <style:style style:name="ro34" style:family="table-row">
      <style:table-row-properties style:row-height="4.67mm" fo:break-before="auto" style:use-optimal-row-height="true"/>
    </style:style>
    <style:style style:name="ro35" style:family="table-row">
      <style:table-row-properties style:row-height="8.82mm" fo:break-before="auto" style:use-optimal-row-height="true"/>
    </style:style>
    <style:style style:name="ro36" style:family="table-row">
      <style:table-row-properties style:row-height="31.33mm" fo:break-before="auto" style:use-optimal-row-height="true"/>
    </style:style>
    <style:style style:name="ro37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ffcc99" style:vertical-align="top"/>
    </style:style>
    <style:style style:name="ce32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transparent" style:vertical-align="top"/>
    </style:style>
    <style:style style:name="ce34" style:family="table-cell" style:parent-style-name="Default">
      <style:table-cell-properties style:text-align-source="value-type" style:repeat-content="false" style:vertical-align="top"/>
    </style:style>
    <style:style style:name="ce36" style:family="table-cell" style:parent-style-name="Default">
      <style:table-cell-properties style:text-align-source="value-type" style:repeat-content="false" fo:background-color="transparent" style:vertical-align="top"/>
    </style:style>
    <style:style style:name="ce3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40" style:family="table-cell" style:parent-style-name="Default">
      <style:table-cell-properties fo:background-color="#fff200" style:text-align-source="value-type" style:repeat-content="false" style:vertical-align="top"/>
    </style:style>
    <style:style style:name="ce42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43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44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4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99ff" style:vertical-align="top"/>
    </style:style>
    <style:style style:name="ce81" style:family="table-cell" style:parent-style-name="Default">
      <style:table-cell-properties fo:background-color="#ff3333" style:vertical-align="top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vertical-align="top"/>
      <style:text-properties fo:color="#ce181e"/>
    </style:style>
    <style:style style:name="ce84" style:family="table-cell" style:parent-style-name="Default">
      <style:table-cell-properties style:vertical-align="top"/>
      <style:text-properties fo:color="#ff9900"/>
    </style:style>
    <style:style style:name="ce86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4" style:family="table-cell" style:parent-style-name="Default">
      <style:table-cell-properties style:vertical-align="top"/>
      <style:text-properties fo:color="#5983b0"/>
    </style:style>
    <style:style style:name="ce95" style:family="table-cell" style:parent-style-name="Default">
      <style:table-cell-properties fo:background-color="#99ccff" style:vertical-align="top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0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8000" style:font-name-asian="DejaVu Sans Mono" style:font-size-asian="8.5pt" style:font-name-complex="DejaVu Sans Mono" style:font-size-complex="8.5pt"/>
    </style:style>
    <style:style style:name="T113" style:family="text">
      <style:text-properties fo:color="#000000" style:font-name-asian="DejaVu Sans Mono" style:font-size-asian="8.5pt" style:font-name-complex="DejaVu Sans Mono" style:font-size-complex="8.5pt"/>
    </style:style>
    <style:style style:name="T114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15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6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7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8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9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120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121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22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3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7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8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9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0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32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4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5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75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41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146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8000" style:font-name-asian="DejaVu Sans Mono" style:font-size-asian="8.5pt" style:font-name-complex="DejaVu Sans Mono" style:font-size-complex="8.5pt"/>
    </style:style>
    <style:style style:name="T150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163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64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65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66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67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81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0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ff8c0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174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8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9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20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201" style:family="text">
      <style:text-properties fo:color="#80008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04" style:family="text">
      <style:text-properties style:font-name-asian="Consolas" style:font-size-asian="9.5pt" style:font-name-complex="Consolas" style:font-size-complex="9.5pt"/>
    </style:style>
    <style:style style:name="T100" style:family="text">
      <style:text-properties style:text-position="super 58%"/>
    </style:style>
    <style:style style:name="T205" style:family="text">
      <style:text-properties fo:color="#5983b0"/>
    </style:style>
    <style:style style:name="T9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01" style:family="text">
      <style:text-properties fo:color="#008000" style:font-name-asian="DejaVu Sans Mono" style:font-name-complex="DejaVu Sans Mono" style:font-size-asian="8.5pt" style:font-size-complex="8.5pt"/>
    </style:style>
    <style:style style:name="T102" style:family="text">
      <style:text-properties style:font-name-asian="DejaVu Sans Mono" style:font-name-complex="DejaVu Sans Mono" style:font-size-asian="8.5pt" style:font-size-complex="8.5pt" fo:color="#000000"/>
    </style:style>
    <style:style style:name="T103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4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5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06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87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8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89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9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91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9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0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0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0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1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1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14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1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1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1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218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9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2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2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2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22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225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2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2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22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230" style:family="text">
      <style:text-properties style:font-name-asian="DejaVu Sans Mono" style:font-name-complex="DejaVu Sans Mono" style:font-size-asian="8.5pt" style:font-size-complex="8.5pt" fo:color="#008000"/>
    </style:style>
    <style:style style:name="T23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2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23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2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23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2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2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2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2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2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2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2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243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4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45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46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7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4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5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25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5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254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25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56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2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2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2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2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262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6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6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268" style:family="text">
      <style:text-properties fo:color="#00a933" fo:font-weight="bold" style:font-weight-asian="bold" style:font-weight-complex="bold"/>
    </style:style>
    <style:style style:name="T26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270" style:family="text">
      <style:text-properties fo:color="#ce181e" fo:font-weight="bold" style:font-weight-asian="bold" style:font-weight-complex="bold"/>
    </style:style>
    <style:style style:name="T271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272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273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4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2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7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27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2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280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2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28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2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28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285" style:family="text">
      <style:text-properties style:font-name-asian="Consolas" style:font-name-complex="Consolas" style:font-size-asian="9.5pt" style:font-size-complex="9.5pt"/>
    </style:style>
    <style:style style:name="T286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95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95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95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95">Message</text:span> that serial COM port is no longer available</text:p>
            <text:p><text:span text:style-name="T95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95"> &gt; 1st terminal remote host = [broadcast]</text:span></text:p>
            <text:p> &gt; 1st terminal ports = 10000 / 10001</text:p>
            <text:p><text:span text:style-name="T95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95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95"> &gt; 1st terminal remote host = 192.168.188.255</text:span></text:p>
            <text:p> &gt; 1st terminal ports = 10000 / 10001</text:p>
            <text:p><text:span text:style-name="T95"> &gt; 1st terminal interface = network interface</text:span></text:p>
            <text:p><text:span text:style-name="T95"> &gt; 2nd terminal remote host = 192.168.188.255</text:span></text:p>
            <text:p> &gt; 2nd terminal ports = 10001 / 10000</text:p>
            <text:p><text:span text:style-name="T95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95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95"> &gt; Remote host = 192.168.188.255</text:span></text:p>
            <text:p><text:span text:style-name="T95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95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95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95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95">Create a UDP Server</text:span></text:p>
            <text:p><text:span text:style-name="T95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95">[On YAT DevelopmentComputer]</text:span></text:p>
            <text:p>Create a terminal using UDP/IP Client</text:p>
            <text:p> &gt; Remote host = [broadcast]</text:p>
            <text:p><text:span text:style-name="T95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95">No XOn/XOff characters are shown</text:span></text:p>
            <text:p><text:span text:style-name="T95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96">(&lt;TS&gt;)</text:span><text:span text:style-name="T97"> </text:span><text:span text:style-name="T98">ABC</text:span><text:span text:style-name="T99">&lt;BEL&gt;</text:span><text:span text:style-name="T98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</text:span><text:span text:style-name="T105">&lt;BEL&gt;</text:span><text:span text:style-name="T106"> </text:span><text:span text:style-name="T103">58h</text:span><text:span text:style-name="T104"> </text:span><text:span text:style-name="T103">59h</text:span><text:span text:style-name="T104"> </text:span><text:span text:style-name="T103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A</text:span><text:span text:style-name="T104"> </text:span><text:span text:style-name="T103">B</text:span><text:span text:style-name="T104"> </text:span><text:span text:style-name="T103">C</text:span><text:span text:style-name="T104"> </text:span><text:span text:style-name="T105">&lt;BEL&gt;</text:span><text:span text:style-name="T106"> </text:span><text:span text:style-name="T103">X</text:span><text:span text:style-name="T104"> </text:span><text:span text:style-name="T103">Y</text:span><text:span text:style-name="T104"> </text:span><text:span text:style-name="T103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ABC</text:span><text:span text:style-name="T187">&lt;BEL&gt;</text:span><text:span text:style-name="T103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88">(&lt;TS&gt;)</text:span><text:span text:style-name="T189"> </text:span><text:span text:style-name="T190">ABCD</text:span><text:span text:style-name="T191">&lt;BEL&gt;</text:span><text:span text:style-name="T190">XYZ</text:span></text:p>
          </table:table-cell>
          <table:table-cell office:value-type="string" calcext:value-type="string">
            <text:p><text:span text:style-name="T95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</text:span><text:span text:style-name="T103">44h</text:span><text:span text:style-name="T104"> </text:span><text:span text:style-name="T105">&lt;BEL&gt;</text:span><text:span text:style-name="T106"> </text:span><text:span text:style-name="T103">58h</text:span><text:span text:style-name="T104"> </text:span><text:span text:style-name="T103">59h</text:span><text:span text:style-name="T104"> </text:span><text:span text:style-name="T103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A</text:span><text:span text:style-name="T104"> </text:span><text:span text:style-name="T103">B</text:span><text:span text:style-name="T104"> </text:span><text:span text:style-name="T103">C</text:span><text:span text:style-name="T104"> </text:span><text:span text:style-name="T103">D</text:span><text:span text:style-name="T104"> </text:span><text:span text:style-name="T105">&lt;BEL&gt;</text:span><text:span text:style-name="T106"> </text:span><text:span text:style-name="T103">X</text:span><text:span text:style-name="T104"> </text:span><text:span text:style-name="T103">Y</text:span><text:span text:style-name="T104"> </text:span><text:span text:style-name="T103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ABCD</text:span><text:span text:style-name="T187">&lt;BEL&gt;</text:span><text:span text:style-name="T103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92">(&lt;TS&gt;)</text:span><text:span text:style-name="T193"> </text:span><text:span text:style-name="T206">ABCDE</text:span></text:p>
            <text:p><text:span text:style-name="T192">(&lt;TS&gt;)</text:span><text:span text:style-name="T193"> </text:span><text:span text:style-name="T206">ABCD</text:span></text:p>
            <text:p><text:span text:style-name="T192">(&lt;TS&gt;)</text:span><text:span text:style-name="T193"> </text:span><text:span text:style-name="T206">ABC</text:span></text:p>
            <text:p><text:span text:style-name="T192">(&lt;TS&gt;)</text:span><text:span text:style-name="T193"> </text:span><text:span text:style-name="T206">AB</text:span></text:p>
            <text:p><text:span text:style-name="T192">(&lt;TS&gt;)</text:span><text:span text:style-name="T193"> </text:span><text:span text:style-name="T206">A</text:span></text:p>
            <text:p><text:span text:style-name="T192">(&lt;TS&gt;)</text:span><text:span text:style-name="T193"> </text:span></text:p>
            <text:p><text:span text:style-name="T192">(&lt;TS&gt;)</text:span><text:span text:style-name="T193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01">(&lt;TS&gt;)</text:span><text:span text:style-name="T102"> </text:span><text:span text:style-name="T103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92">(&lt;TS&gt;)</text:span><text:span text:style-name="T193"> </text:span><text:span text:style-name="T206">ABCDE</text:span></text:p>
            <text:p><text:span text:style-name="T192">(&lt;TS&gt;)</text:span><text:span text:style-name="T193"> </text:span><text:span text:style-name="T206">ABCD</text:span></text:p>
            <text:p><text:span text:style-name="T192">(&lt;TS&gt;)</text:span><text:span text:style-name="T193"> </text:span><text:span text:style-name="T206">ABC</text:span></text:p>
            <text:p><text:span text:style-name="T192">(&lt;TS&gt;)</text:span><text:span text:style-name="T193"> </text:span><text:span text:style-name="T206">AB</text:span></text:p>
            <text:p><text:span text:style-name="T192">(&lt;TS&gt;)</text:span><text:span text:style-name="T193"> </text:span><text:span text:style-name="T206">A</text:span></text:p>
            <text:p><text:span text:style-name="T192">(&lt;TS&gt;)</text:span><text:span text:style-name="T193"> </text:span></text:p>
            <text:p><text:span text:style-name="T192">(&lt;TS&gt;)</text:span><text:span text:style-name="T193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88">(&lt;TS&gt;)</text:span><text:span text:style-name="T189"> </text:span><text:span text:style-name="T190">ABCDEF</text:span><text:span text:style-name="T191">&lt;BS&gt;&lt;BS&gt;&lt;BS&gt;&lt;BS&gt;&lt;BS&gt;&lt;BS&gt;&lt;BS&gt;&lt;BS&gt;</text:span><text:span text:style-name="T190">ABCDEF</text:span><text:span text:style-name="T191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95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88">(&lt;TS&gt;)</text:span><text:span text:style-name="T189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88">(&lt;TS&gt;)</text:span><text:span text:style-name="T189"> </text:span><text:span text:style-name="T190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88">(&lt;TS&gt;)</text:span><text:span text:style-name="T189"> </text:span><text:span text:style-name="T190">A</text:span><text:span text:style-name="T191">&lt;CR&gt;</text:span><text:span text:style-name="T190">B</text:span><text:span text:style-name="T191">&lt;LF&gt;</text:span><text:span text:style-name="T190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88">(&lt;TS&gt;)</text:span><text:span text:style-name="T189"> </text:span><text:span text:style-name="T190">A</text:span><text:span text:style-name="T191">&lt;CR&gt;</text:span><text:span text:style-name="T190">B</text:span><text:span text:style-name="T191">&lt;LF&gt;</text:span><text:span text:style-name="T190">C</text:span><text:span text:style-name="T207"> </text:span><text:span text:style-name="T208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88">(&lt;TS&gt;)</text:span><text:span text:style-name="T189"> </text:span><text:span text:style-name="T190">A</text:span><text:span text:style-name="T207"> </text:span><text:span text:style-name="T209">&lt;CR&gt;</text:span><text:span text:style-name="T210"> </text:span><text:span text:style-name="T190">B</text:span><text:span text:style-name="T207"> </text:span><text:span text:style-name="T209">&lt;LF&gt;</text:span><text:span text:style-name="T210"> </text:span><text:span text:style-name="T190">C</text:span><text:span text:style-name="T207"> </text:span><text:span text:style-name="T208">(5)</text:span></text:p>
            <text:p><text:span text:style-name="T211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88">(&lt;TS&gt;)</text:span><text:span text:style-name="T189"> </text:span><text:span text:style-name="T190">41h</text:span><text:span text:style-name="T207"> </text:span><text:span text:style-name="T209">&lt;CR&gt;</text:span><text:span text:style-name="T210"> </text:span><text:span text:style-name="T190">42h</text:span><text:span text:style-name="T207"> </text:span><text:span text:style-name="T209">&lt;LF&gt;</text:span><text:span text:style-name="T210"> </text:span><text:span text:style-name="T190">43h</text:span><text:span text:style-name="T207"> </text:span><text:span text:style-name="T208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88">(&lt;TS&gt;)</text:span><text:span text:style-name="T189"> </text:span><text:span text:style-name="T190">A</text:span><text:span text:style-name="T191">&lt;CR&gt;</text:span><text:span text:style-name="T190">B</text:span><text:span text:style-name="T191">&lt;LF&gt;</text:span><text:span text:style-name="T190">C</text:span><text:span text:style-name="T207"> </text:span><text:span text:style-name="T208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88">(&lt;TS&gt;)</text:span><text:span text:style-name="T189"> </text:span><text:span text:style-name="T190">A</text:span><text:span text:style-name="T191">&lt;CR&gt;</text:span><text:span text:style-name="T190">B</text:span><text:span text:style-name="T191">&lt;LF&gt;</text:span><text:span text:style-name="T190">C</text:span><text:span text:style-name="T191">&lt;CR&gt;&lt;LF&gt;</text:span><text:span text:style-name="T210"> </text:span><text:span text:style-name="T208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12">A</text:span></text:p>
            <text:p><text:span text:style-name="T212">AB</text:span></text:p>
            <text:p><text:span text:style-name="T212">ABC</text:span></text:p>
            <text:p><text:span text:style-name="T212">ABCD</text:span></text:p>
            <text:p><text:span text:style-name="T212">ABCD</text:span></text:p>
            <text:p><text:span text:style-name="T212">E</text:span></text:p>
            <text:p><text:span text:style-name="T212">ABCD</text:span></text:p>
            <text:p><text:span text:style-name="T212">EF</text:span></text:p>
            <text:p><text:span text:style-name="T212">ABCD</text:span></text:p>
            <text:p><text:span text:style-name="T212">EFG</text:span></text:p>
            <text:p><text:span text:style-name="T212">ABCD</text:span></text:p>
            <text:p><text:span text:style-name="T212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12">A</text:span><text:span text:style-name="T207"> </text:span><text:span text:style-name="T208">(1)</text:span></text:p>
            <text:p><text:span text:style-name="T212">AB</text:span><text:span text:style-name="T207"> </text:span><text:span text:style-name="T208">(2)</text:span></text:p>
            <text:p><text:span text:style-name="T212">ABC</text:span><text:span text:style-name="T207"> </text:span><text:span text:style-name="T208">(3)</text:span></text:p>
            <text:p><text:span text:style-name="T212">ABCD</text:span><text:span text:style-name="T207"> </text:span><text:span text:style-name="T208">(4)</text:span></text:p>
            <text:p><text:span text:style-name="T212">ABCD</text:span><text:span text:style-name="T207"> </text:span><text:span text:style-name="T208">(4)</text:span></text:p>
            <text:p><text:span text:style-name="T212">E</text:span><text:span text:style-name="T207"> </text:span><text:span text:style-name="T208">(1)</text:span></text:p>
            <text:p><text:span text:style-name="T212">ABCD</text:span><text:span text:style-name="T207"> </text:span><text:span text:style-name="T208">(4)</text:span></text:p>
            <text:p><text:span text:style-name="T212">EF</text:span><text:span text:style-name="T207"> </text:span><text:span text:style-name="T208">(2)</text:span></text:p>
            <text:p><text:span text:style-name="T212">ABCD</text:span><text:span text:style-name="T207"> </text:span><text:span text:style-name="T208">(4)</text:span></text:p>
            <text:p><text:span text:style-name="T212">EFG</text:span><text:span text:style-name="T207"> </text:span><text:span text:style-name="T208">(3)</text:span></text:p>
            <text:p><text:span text:style-name="T212">ABCD</text:span><text:span text:style-name="T207"> </text:span><text:span text:style-name="T208">(4)</text:span></text:p>
            <text:p><text:span text:style-name="T212">EFGH</text:span><text:span text:style-name="T207"> </text:span><text:span text:style-name="T20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12">A</text:span><text:span text:style-name="T213">&lt;CR&gt;&lt;LF&gt;</text:span><text:span text:style-name="T210"> </text:span><text:span text:style-name="T208">(3)</text:span></text:p>
            <text:p><text:span text:style-name="T212">AB</text:span><text:span text:style-name="T213">&lt;CR&gt;&lt;LF&gt;</text:span><text:span text:style-name="T210"> </text:span><text:span text:style-name="T208">(4)</text:span></text:p>
            <text:p><text:span text:style-name="T212">ABC</text:span><text:span text:style-name="T213">&lt;CR&gt;</text:span><text:span text:style-name="T210"> </text:span><text:span text:style-name="T208">(4)</text:span></text:p>
            <text:p><text:span text:style-name="T214">&lt;LF&gt;</text:span><text:span text:style-name="T215"> </text:span><text:span text:style-name="T216">(1)</text:span></text:p>
            <text:p><text:span text:style-name="T212">ABCD</text:span><text:span text:style-name="T207"> </text:span><text:span text:style-name="T208">(4)</text:span></text:p>
            <text:p><text:span text:style-name="T214">&lt;CR&gt;&lt;LF&gt;</text:span><text:span text:style-name="T215"> </text:span><text:span text:style-name="T216">(2)</text:span></text:p>
            <text:p><text:span text:style-name="T212">ABCD</text:span><text:span text:style-name="T207"> </text:span><text:span text:style-name="T208">(4)</text:span></text:p>
            <text:p><text:span text:style-name="T212">E</text:span><text:span text:style-name="T213">&lt;CR&gt;&lt;LF&gt;</text:span><text:span text:style-name="T210"> </text:span><text:span text:style-name="T208">(3)</text:span></text:p>
            <text:p><text:span text:style-name="T212">ABCD</text:span><text:span text:style-name="T207"> </text:span><text:span text:style-name="T208">(4)</text:span></text:p>
            <text:p><text:span text:style-name="T212">EF</text:span><text:span text:style-name="T213">&lt;CR&gt;&lt;LF&gt;</text:span><text:span text:style-name="T210"> </text:span><text:span text:style-name="T208">(4)</text:span></text:p>
            <text:p><text:span text:style-name="T212">ABCD</text:span><text:span text:style-name="T207"> </text:span><text:span text:style-name="T208">(4)</text:span></text:p>
            <text:p><text:span text:style-name="T212">EFG</text:span><text:span text:style-name="T213">&lt;CR&gt;</text:span><text:span text:style-name="T210"> </text:span><text:span text:style-name="T208">(4)</text:span></text:p>
            <text:p><text:span text:style-name="T214">&lt;LF&gt;</text:span><text:span text:style-name="T215"> </text:span><text:span text:style-name="T216">(1)</text:span></text:p>
            <text:p><text:span text:style-name="T212">ABCD</text:span><text:span text:style-name="T207"> </text:span><text:span text:style-name="T208">(4)</text:span></text:p>
            <text:p><text:span text:style-name="T212">EFGH</text:span><text:span text:style-name="T207"> </text:span><text:span text:style-name="T208">(4)</text:span></text:p>
            <text:p><text:span text:style-name="T214">&lt;CR&gt;&lt;LF&gt;</text:span><text:span text:style-name="T215"> </text:span><text:span text:style-name="T216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5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95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12">A</text:span><text:span text:style-name="T207"> </text:span><text:span text:style-name="T208">(1)</text:span></text:p>
            <text:p><text:span text:style-name="T212">AB</text:span><text:span text:style-name="T207"> </text:span><text:span text:style-name="T208">(2)</text:span></text:p>
            <text:p><text:span text:style-name="T212">ABC</text:span><text:span text:style-name="T207"> </text:span><text:span text:style-name="T20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12">A</text:span><text:span text:style-name="T213">&lt;CR&gt;&lt;LF&gt;</text:span><text:span text:style-name="T210"> </text:span><text:span text:style-name="T208">(3)</text:span></text:p>
            <text:p><text:span text:style-name="T212">AB</text:span><text:span text:style-name="T207"> </text:span><text:span text:style-name="T208">(2)</text:span></text:p>
            <text:p><text:span text:style-name="T212">ABC</text:span><text:span text:style-name="T213">&lt;CR&gt;&lt;LF&gt;</text:span><text:span text:style-name="T210"> </text:span><text:span text:style-name="T20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12">A</text:span><text:span text:style-name="T213">&lt;CR&gt;&lt;LF&gt;</text:span><text:span text:style-name="T210"> </text:span><text:span text:style-name="T208">(3)</text:span></text:p>
            <text:p><text:span text:style-name="T212">AB</text:span><text:span text:style-name="T207"> </text:span><text:span text:style-name="T208">(2)</text:span></text:p>
            <text:p><text:span text:style-name="T212">ABC</text:span><text:span text:style-name="T213">&lt;CR&gt;&lt;LF&gt;</text:span><text:span text:style-name="T210"> </text:span><text:span text:style-name="T208">(5)</text:span></text:p>
            <text:p><text:span text:style-name="T212">ABCD</text:span><text:span text:style-name="T207"> </text:span><text:span text:style-name="T208">(4)</text:span></text:p>
          </table:table-cell>
          <table:table-cell office:value-type="string" calcext:value-type="string">
            <text:p/>
            <text:p/>
            <text:p><text:span text:style-name="T96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12">A</text:span><text:span text:style-name="T207"> </text:span><text:span text:style-name="T208">(1)</text:span></text:p>
            <text:p><text:span text:style-name="T214">&lt;CR&gt;</text:span><text:span text:style-name="T217">B</text:span><text:span text:style-name="T207"> </text:span><text:span text:style-name="T208">(2)</text:span></text:p>
          </table:table-cell>
          <table:table-cell office:value-type="string" calcext:value-type="string">
            <text:p><text:span text:style-name="T256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218">@</text:span><text:span text:style-name="T219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218">@</text:span><text:span text:style-name="T219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12">\h</text:span><text:span text:style-name="T213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12">\h(</text:span><text:span text:style-name="T213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12">\h(4</text:span><text:span text:style-name="T213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12">\h(40</text:span><text:span text:style-name="T213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12">\h(40)</text:span><text:span text:style-name="T213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95">Sending "\h" which was fine without escapes will now lead to an error (bug #469).</text:span></text:p>
            <text:p>Either, clear text, or, escapes have to be disabled first and then fix text.</text:p>
            <text:p><text:span text:style-name="T95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95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95">A [Enter]</text:span></text:p>
            <text:p><text:span text:style-name="T95">B [Enter]</text:span></text:p>
          </table:table-cell>
          <table:table-cell table:style-name="ce6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1">A</text:span><text:span text:style-name="T207"> </text:span><text:span text:style-name="T208">(1)</text:span></text:p>
            <text:p><text:span text:style-name="T96">(&lt;TS&gt;)</text:span><text:span text:style-name="T97"> </text:span><text:span text:style-name="T220">(&gt;&gt;)</text:span><text:span text:style-name="T97"> </text:span><text:span text:style-name="T98">B</text:span><text:span text:style-name="T222"> </text:span><text:span text:style-name="T223">(1)</text:span></text:p>
          </table:table-cell>
          <table:table-cell table:style-name="ce62" office:value-type="string" calcext:value-type="string">
            <text:p><text:span text:style-name="T96">(&lt;TS&gt;)</text:span><text:span text:style-name="T97"> </text:span><text:span text:style-name="T220">(&gt;&gt;)</text:span><text:span text:style-name="T97"> </text:span><text:span text:style-name="T98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B</text:span><text:span text:style-name="T222"> </text:span><text:span text:style-name="T223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gt;&gt;)</text:span><text:span text:style-name="T97"> </text:span><text:span text:style-name="T98">B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 </text:span><text:span text:style-name="T225">&lt;NUL&gt;</text:span></text:p>
            <text:p><text:span text:style-name="T211">No length yet !!</text:span></text:p>
            <text:p><text:span text:style-name="T211">...because line is not complete yet.</text:span></text:p>
          </table:table-cell>
          <table:table-cell table:style-name="ce61" office:value-type="string" calcext:value-type="string">
            <text:p><text:span text:style-name="T96">(&lt;TS&gt;)</text:span><text:span text:style-name="T97"> </text:span><text:span text:style-name="T220">(&gt;&gt;)</text:span><text:span text:style-name="T97"> </text:span><text:span text:style-name="T98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B</text:span><text:span text:style-name="T222"> </text:span><text:span text:style-name="T223">(1)</text:span></text:p>
            <text:p><text:span text:style-name="T96">(&lt;TS&gt;</text:span><text:span text:style-name="T227">)</text:span><text:span text:style-name="T233"> </text:span><text:span text:style-name="T234">(&gt;&gt;)</text:span><text:span text:style-name="T235"> </text:span></text:p>
            <text:p><text:span text:style-name="T211">No length yet !!</text:span></text:p>
            <text:p><text:span text:style-name="T211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gt;&gt;)</text:span><text:span text:style-name="T97"> </text:span><text:span text:style-name="T98">B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</table:table-cell>
          <table:table-cell office:value-type="string" calcext:value-type="string">
            <text:p><text:span text:style-name="T96">(&lt;TS&gt;)</text:span><text:span text:style-name="T97"> </text:span><text:span text:style-name="T220">(&gt;&gt;)</text:span><text:span text:style-name="T97"> </text:span><text:span text:style-name="T98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B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 </text:span><text:span text:style-name="T220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gt;&gt;)</text:span><text:span text:style-name="T97"> </text:span><text:span text:style-name="T98">B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</text:span><text:span text:style-name="T227">)</text:span><text:span text:style-name="T228"> </text:span><text:span text:style-name="T229">(&lt;&lt;)</text:span><text:span text:style-name="T102">  </text:span><text:span text:style-name="T230">(0)</text:span></text:p>
          </table:table-cell>
          <table:table-cell office:value-type="string" calcext:value-type="string">
            <text:p><text:span text:style-name="T96">(&lt;TS&gt;)</text:span><text:span text:style-name="T97"> </text:span><text:span text:style-name="T220">(&gt;&gt;)</text:span><text:span text:style-name="T97"> </text:span><text:span text:style-name="T98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B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gt;&gt;)</text:span><text:span text:style-name="T97">  </text:span><text:span text:style-name="T220">(0)</text:span></text:p>
            <text:p>Intended empty line B &gt; A must be shown !!</text:p>
            <text:p>Resulting empty line A &gt; B must also be shown !!</text:p>
            <text:p><text:span text:style-name="T95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gt;&gt;)</text:span><text:span text:style-name="T97"> </text:span><text:span text:style-name="T98">B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</text:span><text:span text:style-name="T227">)</text:span><text:span text:style-name="T228"> </text:span><text:span text:style-name="T229">(&lt;&lt;)</text:span><text:span text:style-name="T231">  </text:span><text:span text:style-name="T232">(0)</text:span></text:p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190">OK</text:span><text:span text:style-name="T207"> </text:span><text:span text:style-name="T208">(2)</text:span></text:p>
          </table:table-cell>
          <table:table-cell office:value-type="string" calcext:value-type="string">
            <text:p><text:span text:style-name="T96">(&lt;TS&gt;)</text:span><text:span text:style-name="T97"> </text:span><text:span text:style-name="T220">(&gt;&gt;)</text:span><text:span text:style-name="T97"> </text:span><text:span text:style-name="T98">A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B</text:span><text:span text:style-name="T222"> </text:span><text:span text:style-name="T223">(1)</text:span></text:p>
            <text:p><text:span text:style-name="T96">(&lt;TS&gt;)</text:span><text:span text:style-name="T97"> </text:span><text:span text:style-name="T220">(&lt;&l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gt;&g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OK</text:span><text:span text:style-name="T222"> </text:span><text:span text:style-name="T223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96">(&lt;TS&gt;)</text:span><text:span text:style-name="T97"> </text:span><text:span text:style-name="T220">(&lt;&lt;) </text:span><text:span text:style-name="T225">&lt;NUL&gt;</text:span></text:p>
          </table:table-cell>
          <table:table-cell table:style-name="ce61" office:value-type="string" calcext:value-type="string">
            <text:p><text:span text:style-name="T96">(&lt;TS&gt;</text:span><text:span text:style-name="T227">)</text:span><text:span text:style-name="T233"> </text:span><text:span text:style-name="T234">(&gt;&gt;)</text:span><text:span text:style-name="T235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95">\0x00 [Ctrl+Enter]</text:span>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6">&lt;NUL&gt;&lt;NUL&gt;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  <text:p><text:span text:style-name="T96">(&lt;TS&gt;)</text:span><text:span text:style-name="T97"> </text:span><text:span text:style-name="T220">(&gt;&gt;)</text:span><text:span text:style-name="T97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6">&lt;NUL&gt;&lt;NUL&gt;</text:span><text:span text:style-name="T97"> </text:span><text:span text:style-name="T220">(2)</text:span></text:p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6">&lt;NUL&gt;&lt;NUL&gt;</text:span><text:span text:style-name="T97"> </text:span><text:span text:style-name="T220">(2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</text:span><text:span text:style-name="T227">)</text:span><text:span text:style-name="T228"> </text:span><text:span text:style-name="T229">(&lt;&lt;)</text:span><text:span text:style-name="T102">  </text:span><text:span text:style-name="T230">(0)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  <text:p><text:span text:style-name="T243">(&lt;TS&gt;)</text:span><text:span text:style-name="T249"> </text:span><text:span text:style-name="T250">(&gt;&gt;)</text:span><text:span text:style-name="T249">  </text:span><text:span text:style-name="T250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6">&lt;NUL&gt;</text:span><text:span text:style-name="T97"> </text:span><text:span text:style-name="T22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6">&lt;NUL&gt;&lt;NUL&gt;</text:span><text:span text:style-name="T97"> </text:span><text:span text:style-name="T220">(2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</text:span><text:span text:style-name="T227">)</text:span><text:span text:style-name="T228"> </text:span><text:span text:style-name="T229">(&lt;&lt;)</text:span><text:span text:style-name="T231">  </text:span><text:span text:style-name="T232">(0)</text:span></text:p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190">OK</text:span><text:span text:style-name="T207"> </text:span><text:span text:style-name="T208">(2)</text:span></text:p>
          </table:table-cell>
          <table:table-cell office:value-type="string" calcext:value-type="string">
            <text:p><text:span text:style-name="T96">(&lt;TS&gt;)</text:span><text:span text:style-name="T97"> </text:span><text:span text:style-name="T220">(&lt;&l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lt;&l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gt;&g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OK</text:span><text:span text:style-name="T222"> </text:span><text:span text:style-name="T223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96">(&lt;TS&gt;)</text:span><text:span text:style-name="T97"> </text:span><text:span text:style-name="T220">(&lt;&lt;) </text:span></text:p>
          </table:table-cell>
          <table:table-cell table:style-name="ce61" office:value-type="string" calcext:value-type="string">
            <text:p><text:span text:style-name="T96">(&lt;TS&gt;</text:span><text:span text:style-name="T227">)</text:span><text:span text:style-name="T233"> </text:span><text:span text:style-name="T234">(&gt;&gt;)</text:span><text:span text:style-name="T235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  <text:p><text:span text:style-name="T96">(&lt;TS&gt;)</text:span><text:span text:style-name="T97"> </text:span><text:span text:style-name="T220">(&lt;&lt;)</text:span><text:span text:style-name="T231">  </text:span><text:span text:style-name="T232">(0)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  <text:p><text:span text:style-name="T96">(&lt;TS&gt;)</text:span><text:span text:style-name="T97"> </text:span><text:span text:style-name="T220">(&gt;&gt;)</text:span><text:span text:style-name="T97">  </text:span><text:span text:style-name="T220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  <text:p><text:span text:style-name="T96">(&lt;TS&gt;)</text:span><text:span text:style-name="T97"> </text:span><text:span text:style-name="T220">(&lt;&lt;)</text:span><text:span text:style-name="T231">  </text:span><text:span text:style-name="T232">(0)</text:span></text:p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OK</text:span><text:span text:style-name="T237"> </text:span><text:span text:style-name="T238">(2)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  <text:p><text:span text:style-name="T96">(&lt;TS&gt;)</text:span><text:span text:style-name="T97"> </text:span><text:span text:style-name="T220">(&gt;&g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OK</text:span><text:span text:style-name="T222"> </text:span><text:span text:style-name="T223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/text:p>
          </table:table-cell>
          <table:table-cell table:style-name="ce61" office:value-type="string" calcext:value-type="string"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39"> </text:span><text:span text:style-name="T24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</table:table-cell>
          <table:table-cell table:style-name="ce73" office:value-type="string" calcext:value-type="string"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A</text:span><text:span text:style-name="T257"> </text:span><text:span text:style-name="T258">(1)</text:span></text:p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39"> </text:span><text:span text:style-name="T24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102">  </text:span><text:span text:style-name="T230">(0)</text:span></text:p>
            <text:p><text:span text:style-name="T96">(&lt;TS&gt;</text:span><text:span text:style-name="T227">)</text:span><text:span text:style-name="T228"> </text:span><text:span text:style-name="T229">(&lt;&lt;)</text:span><text:span text:style-name="T231">  </text:span><text:span text:style-name="T232">(0)</text:span></text:p>
            <text:p><text:span text:style-name="T211">A on already completed line cannot be removed.</text:span></text:p>
            <text:p><text:span text:style-name="T211">This fact/limitation is more than good enough.</text:span></text:p>
            <text:p><text:span text:style-name="T211">Note that unidir Tx/Rx monitor removes A.</text:span></text:p>
          </table:table-cell>
          <table:table-cell table:style-name="ce73" office:value-type="string" calcext:value-type="string"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A</text:span><text:span text:style-name="T257"> </text:span><text:span text:style-name="T258">(1)</text:span></text:p>
            <text:p><text:span text:style-name="T243">(&lt;TS&gt;)</text:span><text:span text:style-name="T249"> </text:span><text:span text:style-name="T250">(&lt;&lt;)</text:span><text:span text:style-name="T249">  </text:span><text:span text:style-name="T250">(0)</text:span></text:p>
            <text:p><text:span text:style-name="T96">(&lt;TS&gt;)</text:span><text:span text:style-name="T97"> </text:span><text:span text:style-name="T220">(&gt;&gt;)</text:span><text:span text:style-name="T97">  </text:span><text:span text:style-name="T220">(0)</text:span></text:p>
            <text:p><text:span text:style-name="T211">A on already completed line cannot be removed.</text:span></text:p>
            <text:p><text:span text:style-name="T211">This fact/limitation is more than good enough.</text:span></text:p>
            <text:p><text:span text:style-name="T211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39"> </text:span><text:span text:style-name="T24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 </text:span><text:span text:style-name="T232">(0)</text:span></text:p>
            <text:p><text:span text:style-name="T96">(&lt;TS&gt;</text:span><text:span text:style-name="T227">)</text:span><text:span text:style-name="T228"> </text:span><text:span text:style-name="T229">(&lt;&lt;)</text:span><text:span text:style-name="T231">  </text:span><text:span text:style-name="T232">(0)</text:span></text:p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OK</text:span><text:span text:style-name="T237"> </text:span><text:span text:style-name="T238">(2)</text:span></text:p>
          </table:table-cell>
          <table:table-cell table:style-name="ce73" office:value-type="string" calcext:value-type="string"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A</text:span><text:span text:style-name="T257"> </text:span><text:span text:style-name="T258">(1)</text:span></text:p>
            <text:p><text:span text:style-name="T96">(&lt;TS&gt;)</text:span><text:span text:style-name="T97"> </text:span><text:span text:style-name="T220">(&lt;&l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gt;&gt;)</text:span><text:span text:style-name="T97">  </text:span><text:span text:style-name="T220">(0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OK</text:span><text:span text:style-name="T222"> </text:span><text:span text:style-name="T223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5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/text:p>
          </table:table-cell>
          <table:table-cell table:style-name="ce61" office:value-type="string" calcext:value-type="string"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39"> </text:span><text:span text:style-name="T24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</text:span><text:span text:style-name="T241">B</text:span></text:p>
          </table:table-cell>
          <table:table-cell table:style-name="ce73" office:value-type="string" calcext:value-type="string">
            <text:p><text:span text:style-name="T96">(&lt;TS&gt;</text:span><text:span text:style-name="T227">)</text:span><text:span text:style-name="T233"> </text:span><text:span text:style-name="T234">(&lt;&gt;)</text:span><text:span text:style-name="T235"> </text:span><text:span text:style-name="T236">A</text:span><text:span text:style-name="T259">B</text:span></text:p>
            <text:p><text:span text:style-name="T211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39"> </text:span><text:span text:style-name="T24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</text:span><text:span text:style-name="T241">B</text:span><text:span text:style-name="T237"> </text:span><text:span text:style-name="T238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A</text:span></text:p>
          </table:table-cell>
          <table:table-cell table:style-name="ce73" office:value-type="string" calcext:value-type="string">
            <text:p><text:span text:style-name="T96">(&lt;TS&gt;</text:span><text:span text:style-name="T227">)</text:span><text:span text:style-name="T233"> </text:span><text:span text:style-name="T234">(&lt;&gt;)</text:span><text:span text:style-name="T235"> </text:span><text:span text:style-name="T236">A</text:span><text:span text:style-name="T259">B</text:span><text:span text:style-name="T260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39"> </text:span><text:span text:style-name="T24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</text:span><text:span text:style-name="T241">B</text:span><text:span text:style-name="T237"> </text:span><text:span text:style-name="T238">(1)</text:span></text:p>
            <text:p><text:span text:style-name="T96">(&lt;TS&gt;)</text:span><text:span text:style-name="T97"> </text:span><text:span text:style-name="T220">(&lt;&lt;)</text:span><text:span text:style-name="T97"> </text:span><text:span text:style-name="T224">A</text:span><text:span text:style-name="T239"> </text:span><text:span text:style-name="T240">(1)</text:span></text:p>
            <text:p><text:span text:style-name="T96">(&lt;TS&gt;</text:span><text:span text:style-name="T227">)</text:span><text:span text:style-name="T228"> </text:span><text:span text:style-name="T229">(&gt;&gt;)</text:span><text:span text:style-name="T231"> </text:span><text:span text:style-name="T241">B</text:span><text:span text:style-name="T237"> </text:span><text:span text:style-name="T238">(1)</text:span></text:p>
          </table:table-cell>
          <table:table-cell table:style-name="ce73" office:value-type="string" calcext:value-type="string">
            <text:p><text:span text:style-name="T96">(&lt;TS&gt;</text:span><text:span text:style-name="T227">)</text:span><text:span text:style-name="T233"> </text:span><text:span text:style-name="T234">(&lt;&gt;)</text:span><text:span text:style-name="T235"> </text:span><text:span text:style-name="T236">A</text:span><text:span text:style-name="T259">B</text:span><text:span text:style-name="T260">A</text:span><text:span text:style-name="T259">B</text:span><text:span text:style-name="T239"> </text:span><text:span text:style-name="T240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96">(&lt;TS&gt;</text:span><text:span text:style-name="T227">)</text:span><text:span text:style-name="T233"> </text:span><text:span text:style-name="T234">(&lt;&lt;)</text:span><text:span text:style-name="T235"> </text:span><text:span text:style-name="T261">BB</text:span><text:span text:style-name="T239"> </text:span><text:span text:style-name="T240">(2)</text:span></text:p>
            <text:p>...and:</text:p>
            <text:p><text:span text:style-name="T96">(&lt;TS&gt;</text:span><text:span text:style-name="T227">)</text:span><text:span text:style-name="T233"> </text:span><text:span text:style-name="T234">(&gt;&gt;)</text:span><text:span text:style-name="T235"> </text:span><text:span text:style-name="T236">AA</text:span></text:p>
            <text:p><text:span text:style-name="T211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95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95">Bidir lines are indicated by </text:span><text:span text:style-name="T242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95">  A: Defaults + Show (Time Stamp + Direction + Length) + Show Counts</text:span></text:p>
            <text:p><text:span text:style-name="T95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243">(&lt;TS&gt;</text:span><text:span text:style-name="T244">)</text:span><text:span text:style-name="T245"> </text:span><text:span text:style-name="T246">(&lt;&lt;)</text:span><text:span text:style-name="T245"> </text:span><text:span text:style-name="T247">41h</text:span><text:span text:style-name="T104"> </text:span><text:span text:style-name="T247">42h</text:span><text:span text:style-name="T104"> </text:span><text:span text:style-name="T247">43h</text:span><text:span text:style-name="T104"> </text:span><text:span text:style-name="T247">44h</text:span><text:span text:style-name="T104"> </text:span><text:span text:style-name="T247">45h</text:span><text:span text:style-name="T104"> </text:span><text:span text:style-name="T247">46h</text:span><text:span text:style-name="T104"> </text:span><text:span text:style-name="T248">(6)</text:span></text:p>
          </table:table-cell>
          <table:table-cell table:style-name="ce73" office:value-type="string" calcext:value-type="string">
            <text:p><text:span text:style-name="T244">(&lt;TS&gt;)</text:span><text:span text:style-name="T245"> </text:span><text:span text:style-name="T246">(&gt;&gt;)</text:span><text:span text:style-name="T245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</text:span><text:span text:style-name="T103">44h</text:span><text:span text:style-name="T104"> </text:span><text:span text:style-name="T103">45h</text:span><text:span text:style-name="T104"> </text:span><text:span text:style-name="T103">46h</text:span><text:span text:style-name="T104"> </text:span><text:span text:style-name="T248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101">(&lt;TS&gt;)</text:span><text:span text:style-name="T102"> </text:span><text:span text:style-name="T230">(&lt;&lt;)</text:span><text:span text:style-name="T102"> </text:span><text:span text:style-name="T247">41h</text:span><text:span text:style-name="T104"> </text:span><text:span text:style-name="T248">(1)</text:span></text:p>
            <text:p><text:span text:style-name="T243">(&lt;TS&gt;</text:span><text:span text:style-name="T244">)</text:span><text:span text:style-name="T245"> </text:span><text:span text:style-name="T246">(&lt;&lt;)</text:span><text:span text:style-name="T245"> </text:span><text:span text:style-name="T247">41h</text:span><text:span text:style-name="T104"> </text:span><text:span text:style-name="T247">42h</text:span><text:span text:style-name="T104"> </text:span><text:span text:style-name="T247">41h</text:span><text:span text:style-name="T104"> </text:span><text:span text:style-name="T247">42h</text:span><text:span text:style-name="T104"> </text:span><text:span text:style-name="T247">43h</text:span><text:span text:style-name="T104"> ... </text:span><text:span text:style-name="T248">(35)</text:span></text:p>
          </table:table-cell>
          <table:table-cell table:style-name="ce73" office:value-type="string" calcext:value-type="string">
            <text:p><text:span text:style-name="T101">(&lt;TS&gt;)</text:span><text:span text:style-name="T102"> </text:span><text:span text:style-name="T230">(&gt;&gt;)</text:span><text:span text:style-name="T102"> </text:span><text:span text:style-name="T103">41h</text:span><text:span text:style-name="T104"> </text:span><text:span text:style-name="T248">(1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1h</text:span><text:span text:style-name="T104"> </text:span><text:span text:style-name="T103">42h</text:span><text:span text:style-name="T104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... </text:span><text:span text:style-name="T248">(35)</text:span></text:p>
            <text:p><text:span text:style-name="T211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101">(</text:span><text:span text:style-name="T262">&lt;TS&gt;</text:span><text:span text:style-name="T101">)</text:span><text:span text:style-name="T102"> </text:span><text:span text:style-name="T230">(&gt;&gt;)</text:span><text:span text:style-name="T102"> </text:span><text:span text:style-name="T103">41h</text:span><text:span text:style-name="T104"> </text:span><text:span text:style-name="T248">(1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1h</text:span><text:span text:style-name="T104"> </text:span><text:span text:style-name="T103">42h</text:span><text:span text:style-name="T104"> </text:span><text:span text:style-name="T103">41h</text:span><text:span text:style-name="T104"> </text:span><text:span text:style-name="T103">42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3h</text:span><text:span text:style-name="T104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4h</text:span><text:span text:style-name="T104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4h</text:span><text:span text:style-name="T104"> </text:span><text:span text:style-name="T103">45h</text:span><text:span text:style-name="T104"> </text:span><text:span text:style-name="T103">41h</text:span><text:span text:style-name="T104"> </text:span><text:span text:style-name="T103">42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3h</text:span><text:span text:style-name="T104"> </text:span><text:span text:style-name="T103">44h</text:span><text:span text:style-name="T104"> </text:span><text:span text:style-name="T103">45h</text:span><text:span text:style-name="T104"> </text:span><text:span text:style-name="T103">46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</text:span><text:span text:style-name="T103">44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5h</text:span><text:span text:style-name="T104"> </text:span><text:span text:style-name="T103">46h</text:span><text:span text:style-name="T104"> </text:span><text:span text:style-name="T103">47h</text:span><text:span text:style-name="T104"> </text:span><text:span text:style-name="T103">41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2h</text:span><text:span text:style-name="T104"> </text:span><text:span text:style-name="T103">43h</text:span><text:span text:style-name="T104"> </text:span><text:span text:style-name="T103">44h</text:span><text:span text:style-name="T104"> </text:span><text:span text:style-name="T103">45h</text:span><text:span text:style-name="T104"> </text:span><text:span text:style-name="T248">(4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6h</text:span><text:span text:style-name="T104"> </text:span><text:span text:style-name="T103">47h</text:span><text:span text:style-name="T104"> </text:span><text:span text:style-name="T103">48h</text:span><text:span text:style-name="T104"> </text:span><text:span text:style-name="T248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5">In receiving terminal, disable [Settings... &gt; Text... &gt; Break lines on every chunk]</text:span></text:p>
            <text:p><text:span text:style-name="T95">In receiving terminal, disable [Settings... &gt; Text... &gt; Break lines after]</text:span></text:p>
            <text:p><text:span text:style-name="T95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101">(&lt;TS&gt;)</text:span><text:span text:style-name="T102"> </text:span><text:span text:style-name="T230">(&gt;&gt;)</text:span><text:span text:style-name="T102"> </text:span><text:span text:style-name="T103">41h</text:span><text:span text:style-name="T104"> </text:span><text:span text:style-name="T248">(1)</text:span></text:p>
            <text:p><text:span text:style-name="T244">(&lt;TS&gt;)</text:span><text:span text:style-name="T245"> </text:span><text:span text:style-name="T246">(&gt;&gt;)</text:span><text:span text:style-name="T245"> </text:span><text:span text:style-name="T103">41h</text:span><text:span text:style-name="T104"> </text:span><text:span text:style-name="T103">42h</text:span><text:span text:style-name="T104"> </text:span><text:span text:style-name="T103">41h</text:span><text:span text:style-name="T104"> </text:span><text:span text:style-name="T103">42h</text:span><text:span text:style-name="T104"> </text:span><text:span text:style-name="T103">43h</text:span><text:span text:style-name="T104"> ... </text:span><text:span text:style-name="T248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95">A\!(EOL)AB\!(Delay(1000))ABC</text:span></text:p>
          </table:table-cell>
          <table:table-cell table:style-name="ce73" office:value-type="string" calcext:value-type="string">
            <text:p><text:span text:style-name="T243">(&lt;TS&gt;)</text:span><text:span text:style-name="T249"> </text:span><text:span text:style-name="T250">(&lt;&lt;)</text:span><text:span text:style-name="T249"> </text:span><text:span text:style-name="T251">41h</text:span><text:span text:style-name="T252"> </text:span><text:span text:style-name="T253">[Error: EOL keyword is not supported for binary terminals!]</text:span><text:span text:style-name="T104"> </text:span><text:span text:style-name="T247">41h</text:span><text:span text:style-name="T104"> </text:span><text:span text:style-name="T247">42h</text:span><text:span text:style-name="T104"> </text:span><text:span text:style-name="T248">(3)</text:span></text:p>
            <text:p><text:span text:style-name="T243">(&lt;TS&gt;)</text:span><text:span text:style-name="T245"> </text:span><text:span text:style-name="T246">(&lt;&lt;)</text:span><text:span text:style-name="T245"> </text:span><text:span text:style-name="T247">41h</text:span><text:span text:style-name="T104"> </text:span><text:span text:style-name="T247">42h</text:span><text:span text:style-name="T104"> </text:span><text:span text:style-name="T247">43h</text:span><text:span text:style-name="T104"> </text:span><text:span text:style-name="T248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88">(&lt;TS&gt;)</text:span><text:span text:style-name="T189"> </text:span><text:span text:style-name="T254">(&gt;&gt;)</text:span><text:span text:style-name="T189"> </text:span><text:span text:style-name="T190">41h</text:span><text:span text:style-name="T207"> </text:span><text:span text:style-name="T190">41h</text:span><text:span text:style-name="T207"> </text:span><text:span text:style-name="T190">42h</text:span><text:span text:style-name="T207"> </text:span><text:span text:style-name="T208">(3)</text:span></text:p>
            <text:p><text:span text:style-name="T255">(&lt;TS&gt;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208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95">&lt;2 lines...&gt; [A] [B\!(Delay(1000))ABC]</text:span></text:p>
          </table:table-cell>
          <table:table-cell office:value-type="string" calcext:value-type="string">
            <text:p><text:span text:style-name="T96">(&lt;TS&gt;</text:span><text:span text:style-name="T188">)</text:span><text:span text:style-name="T189"> </text:span><text:span text:style-name="T254">(&lt;&lt;)</text:span><text:span text:style-name="T189"> </text:span><text:span text:style-name="T221">41h</text:span><text:span text:style-name="T207"> </text:span><text:span text:style-name="T208">(1)</text:span></text:p>
            <text:p><text:span text:style-name="T96">(&lt;TS&gt;</text:span><text:span text:style-name="T255">)</text:span><text:span text:style-name="T215"> </text:span><text:span text:style-name="T216">(&lt;&lt;)</text:span><text:span text:style-name="T215"> </text:span><text:span text:style-name="T221">42h</text:span><text:span text:style-name="T207"> </text:span><text:span text:style-name="T208">(1)</text:span></text:p>
            <text:p><text:span text:style-name="T255">(&lt;TS&gt;)</text:span><text:span text:style-name="T215"> </text:span><text:span text:style-name="T216">(&lt;&lt;)</text:span><text:span text:style-name="T215"> </text:span><text:span text:style-name="T221">41h</text:span><text:span text:style-name="T207"> </text:span><text:span text:style-name="T221">42h</text:span><text:span text:style-name="T207"> </text:span><text:span text:style-name="T221">43h</text:span><text:span text:style-name="T207"> </text:span><text:span text:style-name="T208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96">(&lt;TS&gt;</text:span><text:span text:style-name="T188">)</text:span><text:span text:style-name="T189"> </text:span><text:span text:style-name="T254">(&gt;&gt;)</text:span><text:span text:style-name="T189"> </text:span><text:span text:style-name="T190">41h</text:span><text:span text:style-name="T207"> </text:span><text:span text:style-name="T190">42h</text:span><text:span text:style-name="T207"> </text:span><text:span text:style-name="T208">(2)</text:span></text:p>
            <text:p><text:span text:style-name="T255">(&lt;TS&gt;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208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5">In receiving terminal, disable [Settings... &gt; Text... &gt; Break lines after timeout of]</text:span></text:p>
            <text:p><text:span text:style-name="T95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95">ABCDEF</text:span></text:p>
          </table:table-cell>
          <table:table-cell/>
          <table:table-cell table:style-name="ce74" office:value-type="string" calcext:value-type="string">
            <text:p><text:span text:style-name="T188">(&lt;TS&gt;)</text:span><text:span text:style-name="T189"> </text:span><text:span text:style-name="T254">(&gt;&gt;)</text:span><text:span text:style-name="T189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95">ABCDEF</text:span></text:p>
          </table:table-cell>
          <table:table-cell/>
          <table:table-cell office:value-type="string" calcext:value-type="string">
            <text:p><text:span text:style-name="T188">(&lt;TS&gt;)</text:span><text:span text:style-name="T189"> </text:span><text:span text:style-name="T254">(&gt;&gt;)</text:span><text:span text:style-name="T189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text:span text:style-name="T207"> </text:span><text:span text:style-name="T208">(6)</text:span></text:p>
            <text:p><text:span text:style-name="T255">(&lt;TS&gt;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95">123ABC123</text:span></text:p>
          </table:table-cell>
          <table:table-cell/>
          <table:table-cell office:value-type="string" calcext:value-type="string">
            <text:p><text:span text:style-name="T188">(&lt;TS&gt;)</text:span><text:span text:style-name="T189"> </text:span><text:span text:style-name="T254">(&gt;&gt;)</text:span><text:span text:style-name="T189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text:span text:style-name="T207"> </text:span><text:span text:style-name="T208">(6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text:span text:style-name="T207"> </text:span><text:span text:style-name="T208">(9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95">123ABC123</text:span></text:p>
          </table:table-cell>
          <table:table-cell/>
          <table:table-cell office:value-type="string" calcext:value-type="string">
            <text:p><text:span text:style-name="T96">(&lt;TS&gt;</text:span><text:span text:style-name="T188">)</text:span><text:span text:style-name="T189"> </text:span><text:span text:style-name="T254">(&gt;&gt;)</text:span><text:span text:style-name="T189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text:span text:style-name="T207"> </text:span><text:span text:style-name="T208">(6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text:span text:style-name="T207"> </text:span><text:span text:style-name="T208">(9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text:span text:style-name="T207"> </text:span><text:span text:style-name="T208">(9)</text:span></text:p>
            <text:p><text:span text:style-name="T255">(&lt;TS&gt;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95">&lt;2 lines...&gt; [A] [B\!(Delay(1000))ABC]</text:span></text:p>
          </table:table-cell>
          <table:table-cell/>
          <table:table-cell office:value-type="string" calcext:value-type="string">
            <text:p><text:span text:style-name="T188">(&lt;TS&gt;)</text:span><text:span text:style-name="T189"> </text:span><text:span text:style-name="T254">(&gt;&gt;)</text:span><text:span text:style-name="T189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text:span text:style-name="T207"> </text:span><text:span text:style-name="T208">(6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44h</text:span><text:span text:style-name="T207"> </text:span><text:span text:style-name="T190">45h</text:span><text:span text:style-name="T207"> </text:span><text:span text:style-name="T190">46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text:span text:style-name="T207"> </text:span><text:span text:style-name="T208">(9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text:span text:style-name="T207"> </text:span><text:span text:style-name="T190">31h</text:span><text:span text:style-name="T207"> </text:span><text:span text:style-name="T190">32h</text:span><text:span text:style-name="T207"> </text:span><text:span text:style-name="T190">33h</text:span><text:span text:style-name="T207"> </text:span><text:span text:style-name="T208">(9)</text:span></text:p>
            <text:p><text:span text:style-name="T96">(&lt;TS&gt;)</text:span><text:span text:style-name="T97"> </text:span><text:span text:style-name="T220">(&gt;&gt;)</text:span><text:span text:style-name="T97"> </text:span><text:span text:style-name="T98">41h</text:span><text:span text:style-name="T222"> </text:span><text:span text:style-name="T98">42h</text:span><text:span text:style-name="T222"> </text:span><text:span text:style-name="T98">43h</text:span><text:span text:style-name="T222"> </text:span><text:span text:style-name="T98">31h</text:span><text:span text:style-name="T222"> </text:span><text:span text:style-name="T98">32h</text:span><text:span text:style-name="T222"> </text:span><text:span text:style-name="T98">33h</text:span><text:span text:style-name="T222"> </text:span><text:span text:style-name="T98">41h</text:span><text:span text:style-name="T222"> </text:span><text:span text:style-name="T190">42h</text:span><text:span text:style-name="T207"> </text:span><text:span text:style-name="T208">(8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41h</text:span><text:span text:style-name="T207"> </text:span><text:span text:style-name="T190">42h</text:span><text:span text:style-name="T207"> </text:span><text:span text:style-name="T190">43h</text:span></text:p>
            <text:p><text:span text:style-name="T211">Note that </text:span><text:span text:style-name="T263">41h</text:span><text:span text:style-name="T264"> </text:span><text:span text:style-name="T265">42h</text:span><text:span text:style-name="T264"> </text:span><text:span text:style-name="T266">(8)</text:span><text:span text:style-name="T267"> will only be appended after the delay,</text:span></text:p>
            <text:p><text:span text:style-name="T211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95">In receiving terminal, enable [Settings... &gt; Text... &gt; Break lines before sequence]</text:span></text:p>
            <text:p><text:span text:style-name="T95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95">23&lt;NUL&gt;1</text:span></text:p>
          </table:table-cell>
          <table:table-cell/>
          <table:table-cell office:value-type="string" calcext:value-type="string">
            <text:p><text:span text:style-name="T96">(&lt;TS&gt;</text:span><text:span text:style-name="T188">)</text:span><text:span text:style-name="T189"> </text:span><text:span text:style-name="T254">(&gt;&gt;)</text:span><text:span text:style-name="T189"> </text:span><text:span text:style-name="T190">32h</text:span><text:span text:style-name="T207"> </text:span><text:span text:style-name="T190">33h</text:span><text:span text:style-name="T207"> </text:span><text:span text:style-name="T208">(2)</text:span></text:p>
            <text:p><text:span text:style-name="T96">(&lt;TS&gt;</text:span><text:span text:style-name="T255">)</text:span><text:span text:style-name="T215"> </text:span><text:span text:style-name="T216">(&gt;&gt;)</text:span><text:span text:style-name="T215"> </text:span><text:span text:style-name="T190">31h</text:span></text:p>
            <text:p><text:span text:style-name="T211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95">23&lt;NUL&gt;1</text:span></text:p>
          </table:table-cell>
          <table:table-cell/>
          <table:table-cell table:style-name="ce73" office:value-type="string" calcext:value-type="string">
            <text:p><text:span text:style-name="T243">(&lt;TS&gt;</text:span><text:span text:style-name="T101">)</text:span><text:span text:style-name="T102"> </text:span><text:span text:style-name="T230">(&gt;&gt;)</text:span><text:span text:style-name="T102"> </text:span><text:span text:style-name="T103">32h</text:span><text:span text:style-name="T104"> </text:span><text:span text:style-name="T103">33h</text:span><text:span text:style-name="T104"> </text:span><text:span text:style-name="T248">(2)</text:span></text:p>
            <text:p><text:span text:style-name="T243">(&lt;TS&gt;</text:span><text:span text:style-name="T244">)</text:span><text:span text:style-name="T245"> </text:span><text:span text:style-name="T246">(&gt;&gt;)</text:span><text:span text:style-name="T245"> </text:span><text:span text:style-name="T103">31h</text:span><text:span text:style-name="T104"> </text:span><text:span text:style-name="T103">32h</text:span><text:span text:style-name="T104"> </text:span><text:span text:style-name="T103">33h</text:span><text:span text:style-name="T104"> </text:span><text:span text:style-name="T248">(3)</text:span></text:p>
            <text:p><text:span text:style-name="T243">(&lt;TS&gt;</text:span><text:span text:style-name="T244">)</text:span><text:span text:style-name="T245"> </text:span><text:span text:style-name="T246">(&gt;&gt;)</text:span><text:span text:style-name="T245"> </text:span><text:span text:style-name="T103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95">In receiving terminal, disable [Settings... &gt; Advanced... &gt; Hide 0x00]</text:span></text:p>
            <text:p><text:span text:style-name="T95">Confirm</text:span></text:p>
          </table:table-cell>
          <table:table-cell/>
          <table:table-cell table:style-name="ce73" office:value-type="string" calcext:value-type="string">
            <text:p><text:span text:style-name="T243">(&lt;TS&gt;</text:span><text:span text:style-name="T101">)</text:span><text:span text:style-name="T102"> </text:span><text:span text:style-name="T230">(&gt;&gt;)</text:span><text:span text:style-name="T102"> </text:span><text:span text:style-name="T103">32h</text:span><text:span text:style-name="T104"> </text:span><text:span text:style-name="T103">33h</text:span><text:span text:style-name="T104"> </text:span><text:span text:style-name="T103">00h</text:span><text:span text:style-name="T104"> </text:span><text:span text:style-name="T248">(3)</text:span></text:p>
            <text:p><text:span text:style-name="T243">(&lt;TS&gt;</text:span><text:span text:style-name="T244">)</text:span><text:span text:style-name="T245"> </text:span><text:span text:style-name="T246">(&gt;&gt;)</text:span><text:span text:style-name="T245"> </text:span><text:span text:style-name="T103">31h</text:span><text:span text:style-name="T104"> </text:span><text:span text:style-name="T103">32h</text:span><text:span text:style-name="T104"> </text:span><text:span text:style-name="T103">33h</text:span><text:span text:style-name="T104"> </text:span><text:span text:style-name="T103">00h</text:span><text:span text:style-name="T104"> </text:span><text:span text:style-name="T248">(4)</text:span></text:p>
            <text:p><text:span text:style-name="T243">(&lt;TS&gt;</text:span><text:span text:style-name="T244">)</text:span><text:span text:style-name="T245"> </text:span><text:span text:style-name="T246">(&gt;&gt;)</text:span><text:span text:style-name="T245"> </text:span><text:span text:style-name="T103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61" table:default-cell-style-name="ce39"/>
        <table:table-column table:style-name="co62" table:default-cell-style-name="ce39"/>
        <table:table-column table:style-name="co24" table:default-cell-style-name="ce39"/>
        <table:table-column table:style-name="co63" table:default-cell-style-name="ce39"/>
        <table:table-column table:style-name="co6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95">Menu &gt; Receive &gt; Automatic Action &gt; Deactivate is disabled</text:span></text:p>
            <text:p><text:span text:style-name="T95">Menu &gt; Receive &gt; Automatic Action &gt; Trigger &gt; Use Text &amp; Co. Is disabled</text:span></text:p>
            <text:p><text:span text:style-name="T95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95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95">Menu &gt; Receive</text:span> &gt; Automatic Action is checked now</text:p>
            <text:p><text:span text:style-name="T95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95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95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9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 calcext:value-type="string">
            <text:p><text:span text:style-name="T95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35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95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95">Automatic action is not triggered for "123abc456"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action is triggered for the given command</text:span></text:p>
            <text:p><text:span text:style-name="T95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95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9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95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action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action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action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95">Automatic action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95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268">123</text:span> AB <text:span text:style-name="T268">C456</text:span></text:p>
          </table:table-cell>
          <table:table-cell office:value-type="string" calcext:value-type="string">
            <text:p>Data sent and received</text:p>
            <text:p>Automatic action is triggered for <text:span text:style-name="T268">each of the two matches</text:span></text:p>
            <text:p><text:span text:style-name="T211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95">Disable [Whole Word]</text:span></text:p>
            <text:p><text:span text:style-name="T95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95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95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01">(&gt;&gt;)</text:span><text:span text:style-name="T102"> </text:span><text:span text:style-name="T103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95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01">(&gt;&gt;)</text:span><text:span text:style-name="T102"> </text:span><text:span text:style-name="T103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95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95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101">(&gt;&gt;)</text:span><text:span text:style-name="T102"> </text:span><text:span text:style-name="T103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95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88">(&gt;&gt;)</text:span><text:span text:style-name="T189"> </text:span><text:span text:style-name="T190">ABC</text:span></text:p>
            <text:p><text:span text:style-name="T255">(&gt;&gt;)</text:span><text:span text:style-name="T215"> </text:span><text:span text:style-name="T190">ABC</text:span></text:p>
            <text:p><text:span text:style-name="T255">(&gt;&gt;)</text:span><text:span text:style-name="T215"> </text:span><text:span text:style-name="T190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95">"xyz\!(NoEOL)"</text:span></text:p>
          </table:table-cell>
          <table:table-cell office:value-type="string" calcext:value-type="string">
            <text:p><text:span text:style-name="T95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95">"ABC\!(NoEOL)"</text:span></text:p>
          </table:table-cell>
          <table:table-cell office:value-type="string" calcext:value-type="string">
            <text:p><text:span text:style-name="T95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95">"xyz\!(NoEOL)"</text:span></text:p>
          </table:table-cell>
          <table:table-cell office:value-type="string" calcext:value-type="string">
            <text:p><text:span text:style-name="T95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101">(&gt;&gt;)</text:span><text:span text:style-name="T102"> </text:span><text:span text:style-name="T103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95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101">(&gt;&gt;)</text:span><text:span text:style-name="T102"> </text:span><text:span text:style-name="T103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95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88">(&gt;&gt;)</text:span><text:span text:style-name="T189"> </text:span><text:span text:style-name="T190">xyz</text:span></text:p>
            <text:p><text:span text:style-name="T255">(&gt;&gt;)</text:span><text:span text:style-name="T215"> </text:span><text:span text:style-name="T190">xyz</text:span></text:p>
            <text:p><text:span text:style-name="T255">(&gt;&gt;)</text:span><text:span text:style-name="T215"> </text:span><text:span text:style-name="T190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95">Menu &gt; Send &gt; Automatic Response &gt; Deactivate is disabled</text:span></text:p>
            <text:p><text:span text:style-name="T95">Menu &gt; Send &gt; Automatic Response &gt; Trigger &gt; Use Text is disabled</text:span></text:p>
            <text:p><text:span text:style-name="T95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95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5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95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95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response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95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95">Automatic response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95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response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response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response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5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95">Automatic response is triggered for the given command</text:span></text:p>
            <text:p><text:span text:style-name="T9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95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268">123</text:span> AB <text:span text:style-name="T268">C456</text:span></text:p>
          </table:table-cell>
          <table:table-cell office:value-type="string" calcext:value-type="string">
            <text:p>Data sent and received</text:p>
            <text:p><text:span text:style-name="T95">Automatic response</text:span> is triggered for <text:span text:style-name="T268">each of the two matches</text:span></text:p>
            <text:p><text:span text:style-name="T21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95">Send:</text:span></text:p>
            <text:p><text:span text:style-name="T95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95">Automatic response</text:span> is triggered for <text:span text:style-name="T268">all 24 matches</text:span></text:p>
            <text:p><text:span text:style-name="T211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95">Clear sending terminal [Ctrl+L]</text:span></text:p>
            <text:p><text:span text:style-name="T95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5">Automatic response</text:span> is triggered for <text:span text:style-name="T268">all 24 matches</text:span></text:p>
            <text:p><text:span text:style-name="T211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5">Automatic response</text:span> is triggered for <text:span text:style-name="T268">all 24 matches</text:span></text:p>
            <text:p><text:span text:style-name="T21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95">Automatic response</text:span> is triggered for <text:span text:style-name="T268">all 24 matches</text:span></text:p>
            <text:p><text:span text:style-name="T211">Trigger is highlighted</text:span></text:p>
          </table:table-cell>
          <table:table-cell office:value-type="string" calcext:value-type="string">
            <text:p/>
            <text:p><text:span text:style-name="T218">...ABC</text:span><text:span text:style-name="T222"> </text:span><text:span text:style-name="T223">(72) </text:span><text:span text:style-name="T267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5">Automatic response</text:span> is triggered for <text:span text:style-name="T268">all 24 matches</text:span></text:p>
            <text:p><text:span text:style-name="T21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5">Automatic response</text:span> is triggered for <text:span text:style-name="T268">all 24 matches</text:span></text:p>
            <text:p><text:span text:style-name="T21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36">
          <table:table-cell table:number-columns-repeated="3"/>
          <table:table-cell office:value-type="string" calcext:value-type="string">
            <text:p><text:span text:style-name="T95">Send:</text:span></text:p>
            <text:p><text:span text:style-name="T95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95">Automatic response is triggered for </text:span><text:span text:style-name="T269">all 10 matches</text:span></text:p>
            <text:p><text:span text:style-name="T95">Automatic response</text:span> is composed from first 4 triggers</text:p>
            <text:p><text:span text:style-name="T211">Trigger is highlighted</text:span></text:p>
          </table:table-cell>
          <table:table-cell office:value-type="string" calcext:value-type="string">
            <text:p><text:span text:style-name="T274">123 ABC 456 789 0DE FGH IJK LMN OPQ RST UVW XYZ 123 ABC 456 789 0DE FGH IJK LMN OPQ RST UVW XYZ</text:span></text:p>
            <text:p><text:span text:style-name="T212">1234567890</text:span></text:p>
            <text:p><text:span text:style-name="T212">1234567890</text:span></text:p>
            <text:p><text:span text:style-name="T212">1234567890</text:span></text:p>
            <text:p><text:span text:style-name="T212">1234567890</text:span></text:p>
            <text:p><text:span text:style-name="T212">1234567890</text:span></text:p>
            <text:p><text:span text:style-name="T212">1234567890</text:span></text:p>
            <text:p><text:span text:style-name="T212">1234567890</text:span></text:p>
            <text:p><text:span text:style-name="T212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95">Automatic response is triggered for </text:span><text:span text:style-name="T269">all 10 matches</text:span></text:p>
            <text:p><text:span text:style-name="T95">Automatic response</text:span> contains <text:span text:style-name="T270">error message</text:span></text:p>
            <text:p><text:span text:style-name="T211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95">Automatic response is triggered for </text:span><text:span text:style-name="T269">all 10 matches</text:span></text:p>
            <text:p><text:span text:style-name="T95">Automatic response</text:span> contains <text:span text:style-name="T270">error message</text:span></text:p>
            <text:p><text:span text:style-name="T211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271">   1 </text:span><text:span text:style-name="T272">S S       0.00 g</text:span></text:p>
            <text:p><text:span text:style-name="T271">   2 </text:span><text:span text:style-name="T272">S S       0.00 g</text:span></text:p>
            <text:p><text:span text:style-name="T271">   3 </text:span><text:span text:style-name="T272">S S       0.00 g</text:span></text:p>
            <text:p><text:span text:style-name="T273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3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71">...</text:span></text:p>
            <text:p><text:span text:style-name="T271"> 101 </text:span><text:span text:style-name="T272">S D       ?.?? g</text:span></text:p>
            <text:p><text:span text:style-name="T271"> 102 </text:span><text:span text:style-name="T272">S D       ?.?? g</text:span></text:p>
            <text:p><text:span text:style-name="T271"> 103 </text:span><text:span text:style-name="T272">S D       ?.?? g</text:span></text:p>
            <text:p><text:span text:style-name="T273">...</text:span></text:p>
            <text:p><text:span text:style-name="T211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3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11">Responses are no longer shown when unstable</text:span></text:p>
            <text:p><text:span text:style-name="T271">...</text:span></text:p>
            <text:p><text:span text:style-name="T271"> 201 </text:span><text:span text:style-name="T272">S S       ?.?? g</text:span></text:p>
            <text:p><text:span text:style-name="T271"> 202 </text:span><text:span text:style-name="T272">S S       ?.?? g</text:span></text:p>
            <text:p><text:span text:style-name="T271"> 203 </text:span><text:span text:style-name="T272">S S       ?.?? g</text:span></text:p>
            <text:p><text:span text:style-name="T273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95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95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95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95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95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95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95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98">A</text:span><text:span text:style-name="T222">   </text:span><text:span text:style-name="T223"> </text:span><text:span text:style-name="T275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95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98">A</text:span><text:span text:style-name="T9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55">(&lt;&lt;)</text:span><text:span text:style-name="T215"> </text:span><text:span text:style-name="T221">A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98">A</text:span><text:span text:style-name="T222">   </text:span><text:span text:style-name="T223"> </text:span><text:span text:style-name="T275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98">A</text:span><text:span text:style-name="T222"> </text:span><text:span text:style-name="T223">(1)</text:span><text:span text:style-name="T275">    in receiving terminal</text:span></text:p>
            <text:p><text:span text:style-name="T255">(&lt;&lt;)</text:span><text:span text:style-name="T215"> </text:span><text:span text:style-name="T221">X</text:span><text:span text:style-name="T277">&lt;CR&gt;&lt;LF&gt;</text:span><text:span text:style-name="T210"> </text:span><text:span text:style-name="T208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98">A</text:span><text:span text:style-name="T222"> </text:span><text:span text:style-name="T223">(1)</text:span><text:span text:style-name="T275">    in receiving terminal</text:span></text:p>
            <text:p><text:span text:style-name="T255">(&lt;&lt;)</text:span><text:span text:style-name="T215"> </text:span><text:span text:style-name="T221">X</text:span><text:span text:style-name="T277">&lt;CR&gt;&lt;LF&gt;</text:span><text:span text:style-name="T210"> </text:span><text:span text:style-name="T208">(3)</text:span></text:p>
            <text:p><text:span text:style-name="T96">(&gt;&gt;)</text:span><text:span text:style-name="T97"> </text:span><text:span text:style-name="T278">&lt;CR&gt;&lt;LF&gt;</text:span><text:span text:style-name="T97"> </text:span><text:span text:style-name="T220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<text:span text:style-name="T95">In sending terminal:</text:span></text:p>
            <text:p>B</text:p>
            <text:p>[Enter]</text:p>
          </table:table-cell>
          <table:table-cell office:value-type="string" calcext:value-type="string">
            <text:p><text:span text:style-name="T96">(&lt;&lt;)</text:span><text:span text:style-name="T97"> </text:span><text:span text:style-name="T224">A</text:span><text:span text:style-name="T222"> </text:span><text:span text:style-name="T223">(1)</text:span></text:p>
            <text:p><text:span text:style-name="T96">(&gt;&gt;)</text:span><text:span text:style-name="T97"> </text:span><text:span text:style-name="T98">X</text:span><text:span text:style-name="T222"> </text:span><text:span text:style-name="T223">(1)</text:span></text:p>
            <text:p><text:span text:style-name="T96">(&lt;&lt;)</text:span><text:span text:style-name="T97"> </text:span><text:span text:style-name="T224">B</text:span><text:span text:style-name="T222"> </text:span><text:span text:style-name="T223">(1)</text:span>    in sending terminal</text:p>
            <text:p/>
            <text:p><text:span text:style-name="T96">(&gt;&gt;)</text:span><text:span text:style-name="T97"> </text:span><text:span text:style-name="T98">A</text:span><text:span text:style-name="T222"> </text:span><text:span text:style-name="T223">(1)</text:span><text:span text:style-name="T275">   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CR&gt;&lt;LF&gt;</text:span><text:span text:style-name="T97"> </text:span><text:span text:style-name="T220">(2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96">(&lt;&lt;)</text:span><text:span text:style-name="T97"> </text:span><text:span text:style-name="T224">A</text:span><text:span text:style-name="T222"> </text:span><text:span text:style-name="T223">(1)</text:span></text:p>
            <text:p><text:span text:style-name="T96">(&gt;&gt;)</text:span><text:span text:style-name="T97"> </text:span><text:span text:style-name="T98">X</text:span><text:span text:style-name="T222"> </text:span><text:span text:style-name="T223">(1)</text:span></text:p>
            <text:p><text:span text:style-name="T96">(&lt;&lt;)</text:span><text:span text:style-name="T97"> </text:span><text:span text:style-name="T224">B</text:span><text:span text:style-name="T222"> </text:span><text:span text:style-name="T223">(1)</text:span></text:p>
            <text:p><text:span text:style-name="T96">(&gt;&gt;)</text:span><text:span text:style-name="T97"> </text:span><text:span text:style-name="T98">X</text:span><text:span text:style-name="T222"> </text:span><text:span text:style-name="T223">(1)</text:span>    in sending terminal</text:p>
            <text:p/>
            <text:p><text:span text:style-name="T96">(&gt;&gt;)</text:span><text:span text:style-name="T97"> </text:span><text:span text:style-name="T98">A</text:span><text:span text:style-name="T222"> </text:span><text:span text:style-name="T223">(1)</text:span><text:span text:style-name="T275">   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CR&gt;&lt;LF&gt;</text:span><text:span text:style-name="T97"> </text:span><text:span text:style-name="T220">(2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<text:span text:style-name="T95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96">(&lt;&lt;)</text:span><text:span text:style-name="T97"> </text:span><text:span text:style-name="T224">A</text:span><text:span text:style-name="T222"> </text:span><text:span text:style-name="T223">(1)</text:span></text:p>
            <text:p><text:span text:style-name="T96">(&gt;&gt;)</text:span><text:span text:style-name="T97"> </text:span><text:span text:style-name="T98">X</text:span><text:span text:style-name="T222"> </text:span><text:span text:style-name="T223">(1)</text:span></text:p>
            <text:p><text:span text:style-name="T96">(&lt;&lt;)</text:span><text:span text:style-name="T97"> </text:span><text:span text:style-name="T224">B</text:span><text:span text:style-name="T222"> </text:span><text:span text:style-name="T223">(1)</text:span></text:p>
            <text:p><text:span text:style-name="T96">(&gt;&gt;)</text:span><text:span text:style-name="T97"> </text:span><text:span text:style-name="T98">X</text:span><text:span text:style-name="T222"> </text:span><text:span text:style-name="T223">(1)</text:span></text:p>
            <text:p><text:span text:style-name="T96">(&lt;&lt;)</text:span><text:span text:style-name="T97">  </text:span><text:span text:style-name="T220">(0) </text:span>    in sending terminal</text:p>
            <text:p/>
            <text:p><text:span text:style-name="T96">(&gt;&gt;)</text:span><text:span text:style-name="T97"> </text:span><text:span text:style-name="T98">A</text:span><text:span text:style-name="T222"> </text:span><text:span text:style-name="T223">(1)</text:span><text:span text:style-name="T275">   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CR&gt;&lt;LF&gt;</text:span><text:span text:style-name="T97"> </text:span><text:span text:style-name="T220">(2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CR&gt;&lt;LF&gt;</text:span><text:span text:style-name="T97"> </text:span><text:span text:style-name="T220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80">(&lt;&lt;)</text:span><text:span text:style-name="T281"> </text:span><text:span text:style-name="T224">A</text:span><text:span text:style-name="T222"> </text:span><text:span text:style-name="T223">(1)</text:span></text:p>
            <text:p><text:span text:style-name="T96">(&lt;&lt;)</text:span><text:span text:style-name="T97"> </text:span><text:span text:style-name="T224">A</text:span><text:span text:style-name="T222"> </text:span><text:span text:style-name="T223">(1)</text:span></text:p>
            <text:p><text:span text:style-name="T96">(&gt;&gt;)</text:span><text:span text:style-name="T97"> </text:span><text:span text:style-name="T98">X</text:span><text:span text:style-name="T222"> </text:span><text:span text:style-name="T223">(1)</text:span></text:p>
            <text:p><text:span text:style-name="T96">(&lt;&lt;)</text:span><text:span text:style-name="T97"> </text:span><text:span text:style-name="T224">B</text:span><text:span text:style-name="T222"> </text:span><text:span text:style-name="T223">(1)</text:span></text:p>
            <text:p><text:span text:style-name="T96">(&gt;&gt;)</text:span><text:span text:style-name="T97"> </text:span><text:span text:style-name="T98">X</text:span><text:span text:style-name="T222"> </text:span><text:span text:style-name="T223">(1)</text:span></text:p>
            <text:p><text:span text:style-name="T96">(&lt;&lt;)</text:span><text:span text:style-name="T97">  </text:span><text:span text:style-name="T220">(0)</text:span></text:p>
            <text:p><text:span text:style-name="T96">(&lt;&lt;)</text:span><text:span text:style-name="T97"> </text:span><text:span text:style-name="T224">B</text:span><text:span text:style-name="T222"> </text:span><text:span text:style-name="T223">(1)</text:span>    in sending terminal</text:p>
            <text:p/>
            <text:p><text:span text:style-name="T280">(&gt;&gt;)</text:span><text:span text:style-name="T281"> </text:span><text:span text:style-name="T98">A</text:span><text:span text:style-name="T9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98">A</text:span><text:span text:style-name="T222"> </text:span><text:span text:style-name="T223">(1)</text:span><text:span text:style-name="T275">   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CR&gt;&lt;LF&gt;</text:span><text:span text:style-name="T97"> </text:span><text:span text:style-name="T220">(2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CR&gt;&lt;LF&gt;</text:span><text:span text:style-name="T97"> </text:span><text:span text:style-name="T220">(2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55">(&lt;&lt;)</text:span><text:span text:style-name="T215"> </text:span><text:span text:style-name="T221">A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98">A</text:span><text:span text:style-name="T222">   </text:span><text:span text:style-name="T223"> </text:span><text:span text:style-name="T275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95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6"> </text:span><text:span text:style-name="T223">(2)</text:span><text:span text:style-name="T275">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95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6"> </text:span><text:span text:style-name="T223">(2)</text:span><text:span text:style-name="T282"> </text:span><text:span text:style-name="T275">in receiving terminal</text:span></text:p>
            <text:p><text:span text:style-name="T280">(&lt;&lt;)</text:span><text:span text:style-name="T281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LF&gt;</text:span><text:span text:style-name="T97"> </text:span><text:span text:style-name="T220">(1)</text:span></text:p>
          </table:table-cell>
          <table:table-cell office:value-type="string" calcext:value-type="string">
            <text:p/>
            <text:p>&lt;LF&gt; must not be shown (<text:span text:style-name="T95">was the case until YAT 2.0.0)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</text:p>
            <text:p><text:span text:style-name="T255">(&lt;&lt;)</text:span><text:span text:style-name="T215"> </text:span><text:span text:style-name="T221">B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6"> </text:span><text:span text:style-name="T223">(2)</text:span><text:span text:style-name="T282"> </text:span><text:span text:style-name="T275">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LF&gt;</text:span><text:span text:style-name="T97"> </text:span><text:span text:style-name="T220">(1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 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278">&lt;CR&gt; </text:span><text:span text:style-name="T283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88">(&lt;&lt;)</text:span><text:span text:style-name="T189">  </text:span><text:span text:style-name="T254">(0)</text:span></text:p>
            <text:p><text:span text:style-name="T188">(&gt;&gt;)</text:span><text:span text:style-name="T189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278">&lt;CR&gt;</text:span><text:span text:style-name="T97"> </text:span><text:span text:style-name="T220">(1)</text:span><text:span text:style-name="T283"> 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95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 </text:span><text:span text:style-name="T254">(0)</text:span></text:p>
            <text:p><text:span text:style-name="T188">(&gt;&gt;)</text:span><text:span text:style-name="T189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278">&lt;CR&gt;</text:span><text:span text:style-name="T97"> </text:span><text:span text:style-name="T220">(1)</text:span><text:span text:style-name="T283">  in receiving terminal</text:span></text:p>
            <text:p><text:span text:style-name="T280">(&lt;&lt;)</text:span><text:span text:style-name="T281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LF&gt;</text:span><text:span text:style-name="T97"> </text:span><text:span text:style-name="T220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88">(&lt;&lt;)</text:span><text:span text:style-name="T189">  </text:span><text:span text:style-name="T254">(0)</text:span></text:p>
            <text:p><text:span text:style-name="T188">(&gt;&gt;)</text:span><text:span text:style-name="T189"> </text:span><text:span text:style-name="T190">X</text:span><text:span text:style-name="T207"> </text:span><text:span text:style-name="T208">(1)</text:span></text:p>
            <text:p><text:span text:style-name="T255">(&lt;&lt;)</text:span><text:span text:style-name="T215"> </text:span><text:span text:style-name="T221">B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278">&lt;CR&gt;</text:span><text:span text:style-name="T97"> </text:span><text:span text:style-name="T220">(1)</text:span><text:span text:style-name="T283"> 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278">&lt;LF&gt;</text:span><text:span text:style-name="T97"> </text:span><text:span text:style-name="T220">(1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55">(&lt;&lt;)</text:span><text:span text:style-name="T215"> </text:span><text:span text:style-name="T221">A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98">A</text:span><text:span text:style-name="T222">   </text:span><text:span text:style-name="T223"> </text:span><text:span text:style-name="T275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95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6"> </text:span><text:span text:style-name="T223">(2)</text:span><text:span text:style-name="T275">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95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</text:p>
            <text:p><text:span text:style-name="T255">(&lt;&lt;)</text:span><text:span text:style-name="T215"> </text:span><text:span text:style-name="T284">&lt;CR&gt;</text:span><text:span text:style-name="T221">B</text:span><text:span text:style-name="T277">&lt;LF&gt;</text:span> 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6"> </text:span><text:span text:style-name="T223">(2)</text:span><text:span text:style-name="T275"> in receiving terminal</text:span></text:p>
            <text:p><text:span text:style-name="T280">(&lt;&lt;)</text:span><text:span text:style-name="T281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98">B</text:span><text:span text:style-name="T99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A</text:span><text:span text:style-name="T207"> </text:span><text:span text:style-name="T208">(1)</text:span></text:p>
            <text:p><text:span text:style-name="T255">(&gt;&gt;)</text:span><text:span text:style-name="T215"> </text:span><text:span text:style-name="T190">X</text:span><text:span text:style-name="T207"> </text:span><text:span text:style-name="T208">(1)</text:span></text:p>
            <text:p><text:span text:style-name="T255">(&lt;&lt;)</text:span><text:span text:style-name="T215"> </text:span><text:span text:style-name="T284">&lt;CR&gt;</text:span><text:span text:style-name="T221">B</text:span><text:span text:style-name="T277">&lt;LF&gt;</text:span><text:span text:style-name="T210"> </text:span><text:span text:style-name="T208">(3)</text:span>  in sending terminal</text:p>
            <text:p/>
            <text:p><text:span text:style-name="T96">(&gt;&gt;)</text:span><text:span text:style-name="T97"> </text:span><text:span text:style-name="T98">A</text:span><text:span text:style-name="T99">&lt;CR&gt;</text:span><text:span text:style-name="T276"> </text:span><text:span text:style-name="T223">(2)</text:span><text:span text:style-name="T275"> in receiving terminal</text:span></text:p>
            <text:p><text:span text:style-name="T280">(&lt;&lt;)</text:span><text:span text:style-name="T281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98">B</text:span><text:span text:style-name="T99">&lt;LF&gt;&lt;CR&gt;&lt;LF&gt;</text:span><text:span text:style-name="T276"> </text:span><text:span text:style-name="T223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8">(&lt;&lt;)</text:span><text:span text:style-name="T189"> </text:span><text:span text:style-name="T221"> </text:span><text:span text:style-name="T207">   </text:span><text:span text:style-name="T208"> </text:span>    in sending terminal</text:p>
            <text:p/>
            <text:p><text:span text:style-name="T96">(&gt;&gt;)</text:span><text:span text:style-name="T97"> </text:span><text:span text:style-name="T278">&lt;CR&gt; </text:span><text:span text:style-name="T283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88">(&lt;&lt;)</text:span><text:span text:style-name="T189">  </text:span><text:span text:style-name="T254">(0)</text:span></text:p>
            <text:p><text:span text:style-name="T188">(&gt;&gt;)</text:span><text:span text:style-name="T189"> </text:span><text:span text:style-name="T190">X</text:span><text:span text:style-name="T207"> </text:span><text:span text:style-name="T208">(1)</text:span>    in sending terminal</text:p>
            <text:p/>
            <text:p><text:span text:style-name="T96">(&gt;&gt;)</text:span><text:span text:style-name="T97"> </text:span><text:span text:style-name="T278">&lt;CR&gt;</text:span><text:span text:style-name="T97"> </text:span><text:span text:style-name="T220">(1)</text:span><text:span text:style-name="T283">  in receiving terminal</text:span></text:p>
            <text:p><text:span text:style-name="T96">(&lt;&lt;)</text:span><text:span text:style-name="T97"> </text:span><text:span text:style-name="T224">X</text:span><text:span text:style-name="T279">&lt;CR&gt;&lt;LF&gt;</text:span><text:span text:style-name="T276"> </text:span><text:span text:style-name="T223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88">(&lt;&lt;)</text:span><text:span text:style-name="T189">  </text:span><text:span text:style-name="T254">(0)</text:span></text:p>
            <text:p><text:span text:style-name="T188">(&gt;&gt;)</text:span><text:span text:style-name="T189"> </text:span><text:span text:style-name="T190">X</text:span><text:span text:style-name="T207"> </text:span><text:span text:style-name="T208">(1)</text:span></text:p>
            <text:p><text:span text:style-name="T255">(&lt;&lt;)</text:span><text:span text:style-name="T215"> </text:span><text:span text:style-name="T284">&lt;CR&gt;</text:span><text:span text:style-name="T221">B</text:span><text:span text:style-name="T207"> </text:span><text:span text:style-name="T208">(2)</text:span>  in sending terminal</text:p>
            <text:p/>
            <text:p><text:span text:style-name="T96">(&gt;&gt;)</text:span><text:span text:style-name="T97"> </text:span><text:span text:style-name="T278">&lt;CR&gt;</text:span><text:span text:style-name="T97"> </text:span><text:span text:style-name="T220">(1)</text:span><text:span text:style-name="T283">  in receiving terminal</text:span></text:p>
            <text:p><text:span text:style-name="T280">(&lt;&lt;)</text:span><text:span text:style-name="T281"> </text:span><text:span text:style-name="T224">X</text:span><text:span text:style-name="T279">&lt;CR&gt;&lt;LF&gt;</text:span><text:span text:style-name="T276"> </text:span><text:span text:style-name="T223">(3)</text:span></text:p>
            <text:p><text:span text:style-name="T96">(&gt;&gt;)</text:span><text:span text:style-name="T97"> </text:span><text:span text:style-name="T98">B</text:span><text:span text:style-name="T99">&lt;CR&gt;&lt;LF&gt;</text:span><text:span text:style-name="T276"> </text:span><text:span text:style-name="T223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0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95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285">Note that display elements are text-only and no longer contain the underlying typed</text:span></text:p>
            <text:p><text:span text:style-name="T285">information such as the time stamp of the origin. Since the XML schema is strongly-</text:span></text:p>
            <text:p><text:span text:style-name="T285">typed again, the items need to be reconstructed. Not optimal, but simply a trade-off</text:span></text:p>
            <text:p><text:span text:style-name="T285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5">Exception details can be shown</text:span></text:p>
            <text:p>Exception contains inner exception (level1)</text:p>
            <text:p><text:span text:style-name="T95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5">Exception details can be shown</text:span></text:p>
            <text:p>Exception contains inner exception (level1)</text:p>
            <text:p><text:span text:style-name="T95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5">Exception details can be shown</text:span></text:p>
            <text:p>Exception contains inner exception (level1)</text:p>
            <text:p><text:span text:style-name="T95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5">Exception details can be shown</text:span></text:p>
            <text:p>Exception contains inner exception (level1)</text:p>
            <text:p><text:span text:style-name="T95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95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slightly above the right end of the 2<text:span text:style-name="T10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slightly above the right end of the 3<text:span text:style-name="T100">rd</text:span> line</text:p>
          </table:table-cell>
          <table:table-cell office:value-type="string" calcext:value-type="string">
            <text:p>Repeat steps above, except <text:span text:style-name="T286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95">     LocalUserSettings.General.AutoSaveWorkspace = true</text:span></text:p>
            <text:p><text:span text:style-name="T95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95">...YAT.Model.Test.FileHandlingTest.TestSequenceOfUseCases_6_through_9_()::UC9 with a third main.</text:span></text:p>
            <text:p/>
            <text:p><text:span text:style-name="T95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09:50:08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8H23S</meta:editing-duration>
    <meta:editing-cycles>594</meta:editing-cycles>
    <meta:generator>LibreOffice/6.1.1.2$Windows_X86_64 LibreOffice_project/5d19a1bfa650b796764388cd8b33a5af1f5baa1b</meta:generator>
    <dc:date>2020-01-13T09:52:12.496000000</dc:date>
    <meta:print-date>2013-02-02T14:44:49.07</meta:print-date>
    <meta:document-statistic meta:table-count="13" meta:cell-count="2319" meta:object-count="0"/>
    <meta:user-defined meta:name="Info 1"/>
    <meta:user-defined meta:name="Info 2"/>
    <meta:user-defined meta:name="Info 3"/>
    <meta:user-defined meta:name="Info 4"/>
  </office:meta>
</office:document-meta>
</file>